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ira Code" svg:font-family="'Fira Code', monospace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dcb2f" officeooo:paragraph-rsid="001dcb2f"/>
    </style:style>
    <style:style style:name="P2" style:family="paragraph" style:parent-style-name="Standard">
      <style:text-properties officeooo:rsid="001ec8c8" officeooo:paragraph-rsid="001ec8c8"/>
    </style:style>
    <style:style style:name="P3" style:family="paragraph" style:parent-style-name="Standard">
      <style:text-properties officeooo:rsid="001edc34" officeooo:paragraph-rsid="001edc34"/>
    </style:style>
    <style:style style:name="P4" style:family="paragraph" style:parent-style-name="Standard">
      <style:text-properties officeooo:rsid="001fa4a0" officeooo:paragraph-rsid="001fa4a0"/>
    </style:style>
    <style:style style:name="P5" style:family="paragraph" style:parent-style-name="Standard">
      <style:text-properties officeooo:rsid="00212270" officeooo:paragraph-rsid="00212270"/>
    </style:style>
    <style:style style:name="P6" style:family="paragraph" style:parent-style-name="Standard">
      <style:text-properties officeooo:rsid="00212270" officeooo:paragraph-rsid="00212270"/>
    </style:style>
    <style:style style:name="P7" style:family="paragraph" style:parent-style-name="Standard">
      <style:text-properties officeooo:rsid="00232a11" officeooo:paragraph-rsid="00232a11"/>
    </style:style>
    <style:style style:name="P8" style:family="paragraph" style:parent-style-name="Standard">
      <style:text-properties officeooo:rsid="0024c393" officeooo:paragraph-rsid="0024c393"/>
    </style:style>
    <style:style style:name="P9" style:family="paragraph" style:parent-style-name="Standard">
      <style:text-properties officeooo:rsid="002519e6" officeooo:paragraph-rsid="002519e6"/>
    </style:style>
    <style:style style:name="P10" style:family="paragraph" style:parent-style-name="Standard">
      <style:text-properties officeooo:rsid="00262eff" officeooo:paragraph-rsid="00262eff"/>
    </style:style>
    <style:style style:name="P11" style:family="paragraph" style:parent-style-name="Standard">
      <style:text-properties officeooo:rsid="002842c3" officeooo:paragraph-rsid="002842c3"/>
    </style:style>
    <style:style style:name="P12" style:family="paragraph" style:parent-style-name="Standard">
      <style:text-properties officeooo:rsid="0028693f" officeooo:paragraph-rsid="0028693f"/>
    </style:style>
    <style:style style:name="P13" style:family="paragraph" style:parent-style-name="Standard">
      <style:text-properties officeooo:rsid="0029592f" officeooo:paragraph-rsid="0029592f"/>
    </style:style>
    <style:style style:name="P14" style:family="paragraph" style:parent-style-name="Standard">
      <style:text-properties officeooo:paragraph-rsid="0029592f"/>
    </style:style>
    <style:style style:name="P15" style:family="paragraph" style:parent-style-name="Standard">
      <style:text-properties officeooo:rsid="002a0ffc" officeooo:paragraph-rsid="002a0ffc"/>
    </style:style>
    <style:style style:name="P16" style:family="paragraph" style:parent-style-name="Standard">
      <style:text-properties officeooo:rsid="002a20b2" officeooo:paragraph-rsid="002a20b2"/>
    </style:style>
    <style:style style:name="P17" style:family="paragraph" style:parent-style-name="Standard">
      <style:text-properties officeooo:rsid="002b7c87" officeooo:paragraph-rsid="002b7c87"/>
    </style:style>
    <style:style style:name="T1" style:family="text">
      <style:text-properties officeooo:rsid="001ec8c8"/>
    </style:style>
    <style:style style:name="T2" style:family="text">
      <style:text-properties officeooo:rsid="001edc34"/>
    </style:style>
    <style:style style:name="T3" style:family="text">
      <style:text-properties officeooo:rsid="001fa4a0"/>
    </style:style>
    <style:style style:name="T4" style:family="text">
      <style:text-properties officeooo:rsid="00212270"/>
    </style:style>
    <style:style style:name="T5" style:family="text">
      <style:text-properties officeooo:rsid="002728d5"/>
    </style:style>
    <style:style style:name="T6" style:family="text">
      <style:text-properties officeooo:rsid="0029592f"/>
    </style:style>
    <style:style style:name="T7" style:family="text">
      <style:text-properties fo:font-variant="normal" fo:text-transform="none" fo:color="#e1e1e6" style:font-name="Fira Code" fo:font-size="10.5pt" fo:letter-spacing="normal" fo:font-style="normal" fo:font-weight="bold" loext:padding="0cm" loext:border="none"/>
    </style:style>
    <style:style style:name="T8" style:family="text">
      <style:text-properties fo:font-variant="normal" fo:text-transform="none" fo:color="#67e480" style:font-name="Fira Code" fo:font-size="10.5pt" fo:letter-spacing="normal" fo:font-style="normal" fo:font-weight="bold" loext:padding="0cm" loext:border="none"/>
    </style:style>
    <style:style style:name="T9" style:family="text">
      <style:text-properties fo:font-variant="normal" fo:text-transform="none" fo:color="#000000" style:font-name="Fira Code" fo:font-size="10.5pt" fo:letter-spacing="normal" fo:font-style="normal" style:text-underline-style="none" fo:font-weight="bold" officeooo:rsid="0029592f" loext:padding="0cm" loext:border="none"/>
    </style:style>
    <style:style style:name="T10" style:family="text">
      <style:text-properties officeooo:rsid="002b7c8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lguns métodos importantes para manipulação de dados em JAVASCRIPT</text:p>
      <text:p text:style-name="P1"><text:line-break/><text:span text:style-name="T1">Number() - transforma uma string em número</text:span></text:p>
      <text:p text:style-name="P2">String() - transforma um número em string</text:p>
      <text:p text:style-name="P2">.length – mostra quantos caracteres/tamanho tem uma string/array</text:p>
      <text:p text:style-name="P2">.toFixed() - coloca o número de casas decimais desejadas em algum valor float</text:p>
      <text:p text:style-name="P2">.replace(‘o que trocar’,’pelo que trocar’) – faz trocas em string e numbers</text:p>
      <text:p text:style-name="P2">.toUpperCase() - transforma todas as letras para MAIÚSCULAS</text:p>
      <text:p text:style-name="P2">.toLowerCase() - transforma todas as letras para minúsculas</text:p>
      <text:p text:style-name="P2">.split(“ argumento “) - usa o argumento fornecido para separar as strings em um array</text:p>
      <text:p text:style-name="P2">.join( “argumento “) - <text:s/>usa o argumento fornecido para juntar as strings em um array</text:p>
      <text:p text:style-name="P2">.<text:span text:style-name="T2">includes(“ argumento “) - usa o argumento fornecido para verificar se algo existe ali ou não, retorna true ou false</text:span></text:p>
      <text:p text:style-name="P3">new Array(“argumentos”) – construtor. Cria arrays de acordo com os argumentos passados, ou seja, quanto mais argumentos, mais arrays serão criados.</text:p>
      <text:p text:style-name="P3">Array.from(“argumentos”) – transforma cada letra de uma cadeia de caracteres em elemento de um array</text:p>
      <text:p text:style-name="P3">.push(“argumento”) – adiciona um item no fim de um array</text:p>
      <text:p text:style-name="P3">.unshift(“argumento”) – adiciona um item no começo de um array</text:p>
      <text:p text:style-name="P3">.pop(“argumento”) – remove um item no fim de um array</text:p>
      <text:p text:style-name="P3">.shift(“argumento”) – remove um item no início de um array</text:p>
      <text:p text:style-name="P3">.slice(“posição de início”,” posição final”) – pega alguns elementos de um array</text:p>
      <text:p text:style-name="P3">.splice(“index do array”,”quantos elementos tirar”) – remover 1 ou mais elementos em qualquer posição do array</text:p>
      <text:p text:style-name="P3">.indexOf(“argumento”) – encontrar a posição de um elemento do array</text:p>
      <text:p text:style-name="P3">__<text:span text:style-name="T3">proto__ =&gt; verifica todas a propriedades existentes de alguma coisa</text:span></text:p>
      <text:p text:style-name="P3"/>
      <text:p text:style-name="P3">------------------------------------------------------------------------------------------------------------------------</text:p>
      <text:p text:style-name="P4">OPERADORES:</text:p>
      <text:p text:style-name="P4"/>
      <text:p text:style-name="P4">unários =&gt;</text:p>
      <text:p text:style-name="P4">delete → serve para deletar alguma propriedade de um objeto</text:p>
      <text:p text:style-name="P4">typeof → mostra o tipo de dado que está sendo verificado </text:p>
      <text:p text:style-name="P3"/>
      <text:p text:style-name="P4">Aritméticos =&gt;</text:p>
      <text:p text:style-name="P4">* → multiplicação</text:p>
      <text:p text:style-name="P4">/ → divisão</text:p>
      <text:p text:style-name="P4">+ → soma</text:p>
      <text:p text:style-name="P4">- → subtração</text:p>
      <text:p text:style-name="P4">% → resto da divisão</text:p>
      <text:p text:style-name="P4">++ → incremento</text:p>
      <text:p text:style-name="P4">- - → decremento</text:p>
      <text:p text:style-name="P4">** → exponencial</text:p>
      <text:p text:style-name="P4"/>
      <text:p text:style-name="P4">Grouping Operator =&gt;</text:p>
      <text:p text:style-name="P4">() →serve para agrupar quem vai ser executado primeiro</text:p>
      <text:p text:style-name="P4"/>
      <text:p text:style-name="P4">Comparação =&gt;</text:p>
      <text:p text:style-name="P4">== → igual a <text:span text:style-name="T4">( compara valores)</text:span></text:p>
      <text:p text:style-name="P4">!= → diferente de <text:span text:style-name="T4">( compara valores)</text:span></text:p>
      <text:p text:style-name="P5">=== → estritamente igual (compara valores e o tipo)</text:p>
      <text:p text:style-name="P5">!== → estritamente diferente (compara valores e o tipo)</text:p>
      <text:p text:style-name="P5"><text:soft-page-break/>&gt; → maior que</text:p>
      <text:p text:style-name="P5">&gt;= → maior igual a</text:p>
      <text:p text:style-name="P5">&lt; → menor que</text:p>
      <text:p text:style-name="P5">&lt;= → menor igual a</text:p>
      <text:p text:style-name="P5"/>
      <text:p text:style-name="P7">Lógicos =&gt;</text:p>
      <text:p text:style-name="P7"/>
      <text:p text:style-name="P7">AND &amp;&amp;</text:p>
      <text:p text:style-name="P7"/>
      <text:p text:style-name="P7">OR ||</text:p>
      <text:p text:style-name="P7"/>
      <text:p text:style-name="P7">NOT !</text:p>
      <text:p text:style-name="P7"/>
      <text:p text:style-name="P8">TERNÁRIO (condicional) =&gt;</text:p>
      <text:p text:style-name="P8"/>
      <text:p text:style-name="P8">Dependendo da condição receberemos valores diferentes</text:p>
      <text:p text:style-name="P8"/>
      <text:p text:style-name="P8">CONDIÇÃO então <text:s/>VALOR 1 se não VALOR 2</text:p>
      <text:p text:style-name="P8"/>
      <text:p text:style-name="P8">condition ? Value 1 : Value 2</text:p>
      <text:p text:style-name="P8"/>
      <text:p text:style-name="P8"/>
      <text:p text:style-name="P9">FALSY e TRUTHY =&gt;</text:p>
      <text:p text:style-name="P9"/>
      <text:p text:style-name="P9">Falsy: quando um valor é considerado false em contextos onde um booleano</text:p>
      <text:p text:style-name="P9">é obrigatório (condicionais e loops)</text:p>
      <text:p text:style-name="P9"/>
      <text:p text:style-name="P9">false</text:p>
      <text:p text:style-name="P9">0</text:p>
      <text:p text:style-name="P9">-0</text:p>
      <text:p text:style-name="P9">“”</text:p>
      <text:p text:style-name="P9">null </text:p>
      <text:p text:style-name="P9">undefined</text:p>
      <text:p text:style-name="P9">NaN</text:p>
      <text:p text:style-name="P9"/>
      <text:p text:style-name="P9">Truthy: quando um valor é considerado true em contextos onde um booleano</text:p>
      <text:p text:style-name="P9">é obrigatório (condicionais e loops)</text:p>
      <text:p text:style-name="P9"/>
      <text:p text:style-name="P9">true</text:p>
      <text:p text:style-name="P9">{}</text:p>
      <text:p text:style-name="P9">[]</text:p>
      <text:p text:style-name="P9">1</text:p>
      <text:p text:style-name="P9">3.23</text:p>
      <text:p text:style-name="P9">“0”</text:p>
      <text:p text:style-name="P9">“false”</text:p>
      <text:p text:style-name="P9">-1</text:p>
      <text:p text:style-name="P9">Infinity</text:p>
      <text:p text:style-name="P9">-Infinity</text:p>
      <text:p text:style-name="P9"/>
      <text:p text:style-name="P9"/>
      <text:p text:style-name="P9"/>
      <text:p text:style-name="P9"/>
      <text:p text:style-name="P9"><text:soft-page-break/>PRECEDÊNCIA DE OPERADORES =&gt;</text:p>
      <text:p text:style-name="P9"/>
      <text:p text:style-name="P9">grouping <text:s text:c="33"/>( )</text:p>
      <text:p text:style-name="P9">negação e incremento <text:s text:c="13"/>! ++ - -</text:p>
      <text:p text:style-name="P9">multiplicação e divisão <text:s text:c="11"/>* /</text:p>
      <text:p text:style-name="P9">adição e subtração <text:s text:c="18"/>+ -</text:p>
      <text:p text:style-name="P9">relacional <text:s text:c="32"/>&lt; &lt;= &gt; =&gt;</text:p>
      <text:p text:style-name="P10">igualdade <text:s text:c="32"/>== != === !==</text:p>
      <text:p text:style-name="P10">AND <text:s text:c="39"/>&amp;&amp;</text:p>
      <text:p text:style-name="P10">OR <text:s text:c="42"/>| |</text:p>
      <text:p text:style-name="P10">condicional <text:s text:c="29"/>? :</text:p>
      <text:p text:style-name="P10">assigmente (atribuição) <text:s text:c="11"/>= += -= *= %<text:span text:style-name="T5">=</text:span></text:p>
      <text:p text:style-name="P10"/>
      <text:p text:style-name="P10">------------------------------------------------------------------------------------------------------------------------</text:p>
      <text:p text:style-name="P11">Switch →</text:p>
      <text:p text:style-name="P11"/>
      <text:p text:style-name="P11">switch(expression) {</text:p>
      <text:p text:style-name="P11"><text:s text:c="8"/>case ‘a’:</text:p>
      <text:p text:style-name="P11"><text:s text:c="17"/>//código</text:p>
      <text:p text:style-name="P11"><text:s text:c="17"/>break</text:p>
      <text:p text:style-name="P11"><text:s text:c="8"/>case ‘b’:</text:p>
      <text:p text:style-name="P11"><text:s text:c="17"/>//código para expression b</text:p>
      <text:p text:style-name="P11"><text:s text:c="17"/>break</text:p>
      <text:p text:style-name="P11"><text:s text:c="8"/>default:</text:p>
      <text:p text:style-name="P11"/>
      <text:p text:style-name="P11"><text:s text:c="17"/>break</text:p>
      <text:p text:style-name="P11">}</text:p>
      <text:p text:style-name="P11"/>
      <text:p text:style-name="P12">Throw e Try...catch →</text:p>
      <text:p text:style-name="P12"/>
      <text:p text:style-name="P12">throw – lança/dispara ,try – tenta, catch – pega/<text:span text:style-name="T6">captura</text:span>.</text:p>
      <text:p text:style-name="P12"/>
      <text:p text:style-name="P12">ex.:</text:p>
      <text:p text:style-name="P12">//throw</text:p>
      <text:p text:style-name="P12"/>
      <text:p text:style-name="P12">function sayMyName(name = ‘’) {</text:p>
      <text:p text:style-name="P12"><text:s text:c="8"/>if (name === ‘’ ) {</text:p>
      <text:p text:style-name="P12"><text:s text:c="13"/>throw new Error (“Nome é necessário!”)</text:p>
      <text:p text:style-name="P12"><text:s text:c="8"/>}</text:p>
      <text:p text:style-name="P12"/>
      <text:p text:style-name="P12"><text:s text:c="9"/>console.log(‘Depois do erro’,<text:span text:style-name="T6">se existir</text:span>)</text:p>
      <text:p text:style-name="P12">}</text:p>
      <text:p text:style-name="P12"/>
      <text:p text:style-name="P12">//try...catch</text:p>
      <text:p text:style-name="P12"/>
      <text:p text:style-name="P12">try {</text:p>
      <text:p text:style-name="P12"><text:s text:c="6"/>sayMyName()</text:p>
      <text:p text:style-name="P12">} catch(e) {</text:p>
      <text:p text:style-name="P12"><text:s text:c="7"/>console.log(e)</text:p>
      <text:p text:style-name="P12"/>
      <text:p text:style-name="P12">}</text:p>
      <text:p text:style-name="P13">console.log(“Após o try/catch”)</text:p>
      <text:p text:style-name="P13"><text:soft-page-break/>ESTRUTURAS DE REPETIÇÕES →</text:p>
      <text:p text:style-name="P13"/>
      <text:p text:style-name="P14"><text:span text:style-name="T6">for </text:span><text:span text:style-name="Source_20_Text"><text:span text:style-name="T7">(</text:span></text:span><text:span text:style-name="Source_20_Text"><text:span text:style-name="T8">inicialização</text:span></text:span><text:span text:style-name="Source_20_Text"><text:span text:style-name="T7"> </text:span></text:span><text:span text:style-name="Source_20_Text"><text:span text:style-name="T8">de</text:span></text:span><text:span text:style-name="Source_20_Text"><text:span text:style-name="T7"> </text:span></text:span><text:span text:style-name="Source_20_Text"><text:span text:style-name="T8">uma</text:span></text:span><text:span text:style-name="Source_20_Text"><text:span text:style-name="T7"> </text:span></text:span><text:span text:style-name="Source_20_Text"><text:span text:style-name="T8">variável</text:span></text:span><text:span text:style-name="Source_20_Text"><text:span text:style-name="T7">; </text:span></text:span><text:span text:style-name="Source_20_Text"><text:span text:style-name="T8">condição</text:span></text:span><text:span text:style-name="Source_20_Text"><text:span text:style-name="T7"> </text:span></text:span><text:span text:style-name="Source_20_Text"><text:span text:style-name="T8">de</text:span></text:span><text:span text:style-name="Source_20_Text"><text:span text:style-name="T7"> </text:span></text:span><text:span text:style-name="Source_20_Text"><text:span text:style-name="T8">continuação</text:span></text:span><text:span text:style-name="Source_20_Text"><text:span text:style-name="T7"> </text:span></text:span><text:span text:style-name="Source_20_Text"><text:span text:style-name="T8">para</text:span></text:span><text:span text:style-name="Source_20_Text"><text:span text:style-name="T7"> </text:span></text:span><text:span text:style-name="Source_20_Text"><text:span text:style-name="T8">o</text:span></text:span><text:span text:style-name="Source_20_Text"><text:span text:style-name="T7"> </text:span></text:span><text:span text:style-name="Source_20_Text"><text:span text:style-name="T8">loop</text:span></text:span><text:span text:style-name="Source_20_Text"><text:span text:style-name="T7">; </text:span></text:span><text:span text:style-name="Source_20_Text"><text:span text:style-name="T8">expressão</text:span></text:span><text:span text:style-name="Source_20_Text"><text:span text:style-name="T7"> </text:span></text:span><text:span text:style-name="Source_20_Text"><text:span text:style-name="T8">final</text:span></text:span><text:span text:style-name="Source_20_Text"><text:span text:style-name="T7">)</text:span></text:span></text:p>
      <text:p text:style-name="P14"><text:span text:style-name="Source_20_Text"><text:span text:style-name="T7"/></text:span></text:p>
      <text:p text:style-name="P14"><text:span text:style-name="Source_20_Text"><text:span text:style-name="T9">//break – para a execução do loop</text:span></text:span></text:p>
      <text:p text:style-name="P14"><text:span text:style-name="Source_20_Text"><text:span text:style-name="T9">//continue – pula a execução do momento</text:span></text:span></text:p>
      <text:p text:style-name="P13"/>
      <text:p text:style-name="P13">ex.:</text:p>
      <text:p text:style-name="P13">for(let i =0; i&lt;array.length ; i++) {</text:p>
      <text:p text:style-name="P13"><text:s text:c="2"/>console.log(array[i])</text:p>
      <text:p text:style-name="P13">}</text:p>
      <text:p text:style-name="P13"/>
      <text:p text:style-name="P13">------------------------------------------------------------------------------------------------------------------------</text:p>
      <text:p text:style-name="P15">usar quando não souber o momento da parada do loop</text:p>
      <text:p text:style-name="P15">let i = inicializador</text:p>
      <text:p text:style-name="P15">while(condição){</text:p>
      <text:p text:style-name="P15"/>
      <text:p text:style-name="P15">i++ → incremento</text:p>
      <text:p text:style-name="P15">}</text:p>
      <text:p text:style-name="P15"/>
      <text:p text:style-name="P15">ex.:</text:p>
      <text:p text:style-name="P15">let i =283432984;</text:p>
      <text:p text:style-name="P15">while( i&gt;10 ){</text:p>
      <text:p text:style-name="P15"><text:s text:c="5"/>console.log(i)</text:p>
      <text:p text:style-name="P15"><text:s text:c="5"/></text:p>
      <text:p text:style-name="P15"><text:s text:c="5"/>i /=35;</text:p>
      <text:p text:style-name="P15">}</text:p>
      <text:p text:style-name="P15">------------------------------------------------------------------------------------------------------------------------</text:p>
      <text:p text:style-name="P15">for...of →<text:span text:style-name="T10"> strings e arrays</text:span></text:p>
      <text:p text:style-name="P16">ex.:</text:p>
      <text:p text:style-name="P16">let name = ‘Thulio</text:p>
      <text:p text:style-name="P16"/>
      <text:p text:style-name="P16">for(let char of name){</text:p>
      <text:p text:style-name="P16"><text:s text:c="8"/>console.log(char)</text:p>
      <text:p text:style-name="P16">}</text:p>
      <text:p text:style-name="P16"/>
      <text:p text:style-name="P17">for...in → objetos</text:p>
      <text:p text:style-name="P17">ex.:</text:p>
      <text:p text:style-name="P17"/>
      <text:p text:style-name="P17">let person = {</text:p>
      <text:p text:style-name="P17"><text:s text:c="6"/>name:’John’,</text:p>
      <text:p text:style-name="P17"><text:s text:c="6"/>age:30,</text:p>
      <text:p text:style-name="P17"><text:s text:c="6"/>weight:88.6</text:p>
      <text:p text:style-name="P17">}</text:p>
      <text:p text:style-name="P17"/>
      <text:p text:style-name="P17">for(let property in person){</text:p>
      <text:p text:style-name="P17"><text:s text:c="6"/>console.log(property);</text:p>
      <text:p text:style-name="P17"><text:s text:c="6"/>console.log(person[property]);</text:p>
      <text:p text:style-name="P17">}</text:p>
      <text:p text:style-name="P15"/>
      <text:p text:style-name="P15"/>
      <text:p text:style-name="P15"/>
      <text:p text:style-name="P9"><text:soft-page-break/></text:p>
      <text:p text:style-name="P9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ira Code" svg:font-family="'Fira Code', monospace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5-29T15:25:19.254918815</meta:creation-date>
    <dc:date>2023-06-01T22:57:36.311697744</dc:date>
    <meta:editing-duration>PT16H26M55S</meta:editing-duration>
    <meta:editing-cycles>5</meta:editing-cycles>
    <meta:generator>LibreOffice/6.4.7.2$Linux_X86_64 LibreOffice_project/40$Build-2</meta:generator>
    <meta:document-statistic meta:table-count="0" meta:image-count="0" meta:object-count="0" meta:page-count="5" meta:paragraph-count="155" meta:word-count="661" meta:character-count="4871" meta:non-whitespace-character-count="3868"/>
  </office:meta>
</office:document-meta>
</file>